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222222" fo:background-color="#ffffff"/>
    </style:style>
    <style:style style:name="T3" style:family="text">
      <style:text-properties fo:color="#1155cc" style:text-underline-style="solid" style:text-underline-width="auto" style:text-underline-color="font-color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S 4821 / 8821 “Lab 0”</text:span></text:p>
      <text:p text:style-name="P1"/>
      <text:p text:style-name="P1">Here’s what you need to do/read/consider for this week:</text:p>
      <text:p text:style-name="P1"/>
      <text:list xml:id="list5771808011626203514" text:style-name="WWNum1">
        <text:list-item>
          <text:p text:style-name="P3"><text:span text:style-name="T2">Install Ubuntu on a computer. We will provide Ubuntu USB sticks / DVDs so you don’t have to. I recommend you install it on your MWAH 187 machine because these are the machines we will support, but you could also install it on a VM on your computer, or if you're ready to really "cut the cord," install it as your primary OS. (I've been using Linux as my primary OS since about 2005.)</text:span></text:p>
        </text:list-item>
        <text:list-item>
          <text:p text:style-name="P3"><text:span text:style-name="T2">Get your hard disk key from Clare in the CSD office (HH 320) for your refundable $35 deposit. You'll get your money back -- the actual same dollars(!) -- at the end of class.</text:span></text:p>
        </text:list-item>
        <text:list-item>
          <text:p text:style-name="P3"><text:span text:style-name="T2">If you choose to skip the hard disk deposit, be aware that we will not troubleshoot other computer solutions.</text:span></text:p>
        </text:list-item>
        <text:list-item>
          <text:p text:style-name="P3"><text:span text:style-name="T2">Subscribe to Bruce Schneier's Crypto-Gram: </text:span><text:a xlink:type="simple" xlink:href="https://lists.schneier.com/cgi-bin/mailman/listinfo/crypto-gram" text:style-name="Internet_20_link" text:visited-style-name="Visited_20_Internet_20_Link"><text:span text:style-name="T3">https://lists.schneier.com/cgi-bin/mailman/listinfo/crypto-gram</text:span></text:a></text:p>
        </text:list-item>
        <text:list-item>
          <text:p text:style-name="P3"><text:span text:style-name="T2">Follow the instructions in the email you got from DETER Lab about signing up for your account.</text:span></text:p>
        </text:list-item>
        <text:list-item>
          <text:p text:style-name="P3"><text:span text:style-name="T2">Watch the Lessons from LARS videos available here: </text:span><text:a xlink:type="simple" xlink:href="https://www.youtube.com/playlist?list=PLHnc49MScQBBimi-1UZ2HBxDAuJYIYAWF" text:style-name="Internet_20_link" text:visited-style-name="Visited_20_Internet_20_Link"><text:span text:style-name="T3">https://www.youtube.com/playlist?list=PLHnc49MScQBBimi-1UZ2HBxDAuJYIYAWF</text:span></text:a><text:span text:style-name="T2"> (you probably want to bring headphones to lab). You can skip the one on "how to make a Lesson from LARS".</text:span></text:p>
        </text:list-item>
        <text:list-item>
          <text:p text:style-name="P3"><text:span text:style-name="T2">Remember that lab attendance is "mandatory" in the sense that it is graded like a homework. You need to be in lab for an hour, starting more or less at the beginning of lab. We will keep track!</text:span></text:p>
        </text:list-item>
      </text:list>
      <text:p text:style-name="P1"/>
      <text:p text:style-name="P1"><text:span text:style-name="T2">If you have any questions about these items or anything else, please ask your TA or email me at </text:span><text:a xlink:type="simple" xlink:href="mailto:pahp@d.umn.edu" text:style-name="Internet_20_link" text:visited-style-name="Visited_20_Internet_20_Link"><text:span text:style-name="T3">pahp@d.umn.edu</text:span></text:a><text:span text:style-name="T2">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22222" fo:font-size="11pt" style:text-underline-style="none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fo:background-color="#ffffff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260" meta:character-count="1490" meta:non-whitespace-character-count="1247"/>
    <meta:generator>LibreOfficeDev/5.1.0.3$Linux_X86_64 LibreOffice_project/</meta:generator>
  </office:meta>
</office:document-meta>
</file>